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1" office:value-type="string" calcext:value-type="string">
            <text:p>OP Code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addressing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cycles</text:p>
          </table:table-cell>
          <table:table-cell table:style-name="ce1"/>
          <table:table-cell/>
          <table:table-cell table:style-name="ce1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table:number-columns-repeated="1638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table:number-columns-repeated="1638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table:number-columns-repeated="1638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table:number-columns-repeated="1638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table:number-columns-repeated="1638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table:number-columns-repeated="163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table:number-columns-repeated="1638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table:number-columns-repeated="163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table:number-columns-repeated="1638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table:number-columns-repeated="1638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table:number-columns-repeated="1638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table:number-columns-repeated="1638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table:number-columns-repeated="1638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table:number-columns-repeated="1638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table:number-columns-repeated="1638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table:number-columns-repeated="1638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table:number-columns-repeated="1638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table:number-columns-repeated="1638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table:number-columns-repeated="1638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table:number-columns-repeated="1638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table:number-columns-repeated="1638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table:number-columns-repeated="1638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table:number-columns-repeated="1638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table:number-columns-repeated="1638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table:number-columns-repeated="1638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table:number-columns-repeated="1638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table:number-columns-repeated="1638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table:number-columns-repeated="1638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table:number-columns-repeated="1638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table:number-columns-repeated="1638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table:number-columns-repeated="1638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table:number-columns-repeated="1638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table:number-columns-repeated="1638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table:number-columns-repeated="163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table:number-columns-repeated="163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table:number-columns-repeated="1638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table:number-columns-repeated="163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table:number-columns-repeated="163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NOP_impl, &#9;// 0x08" calcext:value-type="string">
            <text:p>do_NO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NOP_impl, &#9;// 0x10" calcext:value-type="string">
            <text:p>do_NOP_imp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NOP_impl, &#9;// 0x30" calcext:value-type="string">
            <text:p>do_NOP_imp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NOP_impl, &#9;// 0x48" calcext:value-type="string">
            <text:p>do_NOP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NOP_impl, &#9;// 0x4C" calcext:value-type="string">
            <text:p>do_NOP_impl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NOP_impl, &#9;// 0x50" calcext:value-type="string">
            <text:p>do_NOP_imp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NOP_impl, &#9;// 0x61" calcext:value-type="string">
            <text:p>do_NOP_impl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NOP_impl, &#9;// 0x68" calcext:value-type="string">
            <text:p>do_NOP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NOP_impl, &#9;// 0x6C" calcext:value-type="string">
            <text:p>do_NOP_impl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NOP_impl, &#9;// 0x6D" calcext:value-type="string">
            <text:p>do_NOP_impl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NOP_impl, &#9;// 0x70" calcext:value-type="string">
            <text:p>do_NOP_imp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NOP_impl, &#9;// 0x71" calcext:value-type="string">
            <text:p>do_NOP_impl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NOP_impl, &#9;// 0x75" calcext:value-type="string">
            <text:p>do_NOP_impl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NOP_impl, &#9;// 0x79" calcext:value-type="string">
            <text:p>do_NOP_impl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NOP_impl, &#9;// 0x7D" calcext:value-type="string">
            <text:p>do_NOP_impl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NOP_impl, &#9;// 0x81" calcext:value-type="string">
            <text:p>do_NOP_impl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NOP_impl, &#9;// 0x90" calcext:value-type="string">
            <text:p>do_NOP_imp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NOP_impl, &#9;// 0x91" calcext:value-type="string">
            <text:p>do_NOP_impl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NOP_impl, &#9;// 0x94" calcext:value-type="string">
            <text:p>do_NOP_impl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NOP_impl, &#9;// 0x95" calcext:value-type="string">
            <text:p>do_NOP_impl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NOP_impl, &#9;// 0x96" calcext:value-type="string">
            <text:p>do_NOP_impl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NOP_impl, &#9;// 0x99" calcext:value-type="string">
            <text:p>do_NOP_impl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NOP_impl, &#9;// 0x9A" calcext:value-type="string">
            <text:p>do_NOP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NOP_impl, &#9;// 0x9D" calcext:value-type="string">
            <text:p>do_NOP_impl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NOP_impl, &#9;// 0xA1" calcext:value-type="string">
            <text:p>do_NOP_impl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NOP_impl, &#9;// 0xA4" calcext:value-type="string">
            <text:p>do_NOP_impl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NOP_impl, &#9;// 0xA5" calcext:value-type="string">
            <text:p>do_NOP_impl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NOP_impl, &#9;// 0xA6" calcext:value-type="string">
            <text:p>do_NOP_impl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NOP_impl, &#9;// 0xAC" calcext:value-type="string">
            <text:p>do_NOP_impl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NOP_impl, &#9;// 0xAD" calcext:value-type="string">
            <text:p>do_NOP_impl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NOP_impl, &#9;// 0xAE" calcext:value-type="string">
            <text:p>do_NOP_impl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NOP_impl, &#9;// 0xB0" calcext:value-type="string">
            <text:p>do_NOP_imp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NOP_impl, &#9;// 0xB1" calcext:value-type="string">
            <text:p>do_NOP_impl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NOP_impl, &#9;// 0xB4" calcext:value-type="string">
            <text:p>do_NOP_impl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NOP_impl, &#9;// 0xB5" calcext:value-type="string">
            <text:p>do_NOP_impl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NOP_impl, &#9;// 0xB6" calcext:value-type="string">
            <text:p>do_NOP_impl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NOP_impl, &#9;// 0xB8" calcext:value-type="string">
            <text:p>do_NOP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NOP_impl, &#9;// 0xB9" calcext:value-type="string">
            <text:p>do_NOP_impl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NOP_impl, &#9;// 0xBA" calcext:value-type="string">
            <text:p>do_NOP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NOP_impl, &#9;// 0xBC" calcext:value-type="string">
            <text:p>do_NOP_impl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NOP_impl, &#9;// 0xBD" calcext:value-type="string">
            <text:p>do_NOP_impl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NOP_impl, &#9;// 0xBE" calcext:value-type="string">
            <text:p>do_NOP_impl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NOP_impl, &#9;// 0xC0" calcext:value-type="string">
            <text:p>do_NOP_impl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NOP_impl, &#9;// 0xD8" calcext:value-type="string">
            <text:p>do_NOP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NOP_impl, &#9;// 0xED" calcext:value-type="string">
            <text:p>do_NOP_impl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NOP_impl, &#9;// 0xF0" calcext:value-type="string">
            <text:p>do_NOP_imp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NOP_impl, &#9;// 0xF1" calcext:value-type="string">
            <text:p>do_NOP_impl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NOP_impl, &#9;// 0xF5" calcext:value-type="string">
            <text:p>do_NOP_impl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NOP_impl, &#9;// 0xF8" calcext:value-type="string">
            <text:p>do_NOP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NOP_impl, &#9;// 0xF9" calcext:value-type="string">
            <text:p>do_NOP_impl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NOP_impl, &#9;// 0xFD" calcext:value-type="string">
            <text:p>do_NOP_impl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23:03:09.7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09-17T00:26:34.508000000</dc:date>
    <meta:editing-duration>P3DT7H43M44S</meta:editing-duration>
    <meta:editing-cycles>20</meta:editing-cycles>
    <meta:generator>LibreOffice/7.5.4.2$Windows_X86_64 LibreOffice_project/36ccfdc35048b057fd9854c757a8b67ec53977b6</meta:generator>
    <meta:document-statistic meta:table-count="2" meta:cell-count="888" meta:object-count="0"/>
  </office:meta>
</office:document-meta>
</file>